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D00000006B081CC3B39C2E8051.jpg" manifest:media-type="image/jpe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fo:margin-left="0cm" table:align="left" fo:background-color="transparent">
        <style:background-image/>
      </style:table-properties>
    </style:style>
    <style:style style:name="Tabelle1.A" style:family="table-column">
      <style:table-column-properties style:column-width="4.493cm"/>
    </style:style>
    <style:style style:name="Tabelle1.B" style:family="table-column">
      <style:table-column-properties style:column-width="2.304cm"/>
    </style:style>
    <style:style style:name="Tabelle1.C" style:family="table-column">
      <style:table-column-properties style:column-width="3.304cm"/>
    </style:style>
    <style:style style:name="Tabelle1.D" style:family="table-column">
      <style:table-column-properties style:column-width="0.093cm"/>
    </style:style>
    <style:style style:name="Tabelle1.E" style:family="table-column">
      <style:table-column-properties style:column-width="1.106cm"/>
    </style:style>
    <style:style style:name="Tabelle1.F" style:family="table-column">
      <style:table-column-properties style:column-width="1.603cm"/>
    </style:style>
    <style:style style:name="Tabelle1.G" style:family="table-column">
      <style:table-column-properties style:column-width="3.485cm"/>
    </style:style>
    <style:style style:name="Tabelle1.H" style:family="table-column">
      <style:table-column-properties style:column-width="0.612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-left="0.55pt solid #000000" fo:border-right="none" fo:border-top="0.55pt solid #000000" fo:border-bottom="none"/>
    </style:style>
    <style:style style:name="Tabelle1.G1" style:family="table-cell">
      <style:table-cell-properties fo:background-color="#dee6ef" fo:padding="0.097cm" fo:border="1.05pt solid #000000">
        <style:background-image/>
      </style:table-cell-properties>
    </style:style>
    <style:style style:name="Tabelle1.A2" style:family="table-cell">
      <style:table-cell-properties fo:padding="0.097cm" fo:border-left="0.55pt solid #000000" fo:border-right="none" fo:border-top="none" fo:border-bottom="none"/>
    </style:style>
    <style:style style:name="Tabelle1.A3" style:family="table-cell">
      <style:table-cell-properties fo:padding="0.097cm" fo:border-left="0.55pt solid #000000" fo:border-right="none" fo:border-top="none" fo:border-bottom="none"/>
    </style:style>
    <style:style style:name="Tabelle1.B3" style:family="table-cell">
      <style:table-cell-properties fo:padding="0.097cm" fo:border="none"/>
    </style:style>
    <style:style style:name="Tabelle1.C3" style:family="table-cell">
      <style:table-cell-properties fo:padding="0.097cm" fo:border="none"/>
    </style:style>
    <style:style style:name="Tabelle1.E3" style:family="table-cell">
      <style:table-cell-properties fo:padding="0.097cm" fo:border="none"/>
    </style:style>
    <style:style style:name="Tabelle1.G3" style:family="table-cell">
      <style:table-cell-properties fo:padding="0.097cm" fo:border-left="none" fo:border-right="0.55pt solid #000000" fo:border-top="none" fo:border-bottom="none"/>
    </style:style>
    <style:style style:name="Tabelle1.4" style:family="table-row">
      <style:table-row-properties style:min-row-height="0.295cm" fo:background-color="transparent">
        <style:background-image/>
      </style:table-row-properties>
    </style:style>
    <style:style style:name="Tabelle1.A4" style:family="table-cell">
      <style:table-cell-properties style:vertical-align="bottom" fo:padding="0.097cm" fo:border-left="0.55pt solid #000000" fo:border-right="none" fo:border-top="none" fo:border-bottom="none"/>
    </style:style>
    <style:style style:name="Tabelle1.B4" style:family="table-cell">
      <style:table-cell-properties fo:padding="0.097cm" fo:border="none"/>
    </style:style>
    <style:style style:name="Tabelle1.H4" style:family="table-cell">
      <style:table-cell-properties fo:padding="0.097cm" fo:border-left="none" fo:border-right="0.55pt solid #000000" fo:border-top="none" fo:border-bottom="none"/>
    </style:style>
    <style:style style:name="Tabelle1.B5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5" style:family="table-cell">
      <style:table-cell-properties fo:padding="0.097cm" fo:border-left="none" fo:border-right="0.55pt solid #000000" fo:border-top="none" fo:border-bottom="none"/>
    </style:style>
    <style:style style:name="Tabelle1.B6" style:family="table-cell">
      <style:table-cell-properties fo:padding="0.097cm" fo:border="none"/>
    </style:style>
    <style:style style:name="Tabelle1.H6" style:family="table-cell">
      <style:table-cell-properties fo:padding="0.097cm" fo:border-left="none" fo:border-right="0.55pt solid #000000" fo:border-top="none" fo:border-bottom="none"/>
    </style:style>
    <style:style style:name="Tabelle1.B7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7" style:family="table-cell">
      <style:table-cell-properties fo:padding="0.097cm" fo:border-left="none" fo:border-right="0.55pt solid #000000" fo:border-top="none" fo:border-bottom="none"/>
    </style:style>
    <style:style style:name="Tabelle1.8" style:family="table-row">
      <style:table-row-properties style:min-row-height="0.081cm" fo:background-color="transparent">
        <style:background-image/>
      </style:table-row-properties>
    </style:style>
    <style:style style:name="Tabelle1.B8" style:family="table-cell">
      <style:table-cell-properties fo:padding="0.097cm" fo:border="none"/>
    </style:style>
    <style:style style:name="Tabelle1.D8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le1.F8" style:family="table-cell">
      <style:table-cell-properties fo:padding="0.097cm" fo:border="none"/>
    </style:style>
    <style:style style:name="Tabelle1.H8" style:family="table-cell">
      <style:table-cell-properties fo:padding="0.097cm" fo:border-left="none" fo:border-right="0.55pt solid #000000" fo:border-top="none" fo:border-bottom="none"/>
    </style:style>
    <style:style style:name="Tabelle1.B9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F9" style:family="table-cell">
      <style:table-cell-properties fo:background-color="#dee6ef" fo:padding="0.097cm" fo:border-left="none" fo:border-right="none" fo:border-top="none" fo:border-bottom="1.05pt solid #000000">
        <style:background-image/>
      </style:table-cell-properties>
    </style:style>
    <style:style style:name="Tabelle1.H9" style:family="table-cell">
      <style:table-cell-properties fo:padding="0.097cm" fo:border-left="none" fo:border-right="0.55pt solid #000000" fo:border-top="none" fo:border-bottom="none"/>
    </style:style>
    <style:style style:name="Tabelle1.A10" style:family="table-cell">
      <style:table-cell-properties fo:padding="0.097cm" fo:border-left="0.55pt solid #000000" fo:border-right="none" fo:border-top="none" fo:border-bottom="0.55pt solid #000000"/>
    </style:style>
    <style:style style:name="Tabelle1.B10" style:family="table-cell">
      <style:table-cell-properties fo:padding="0.097cm" fo:border-left="none" fo:border-right="none" fo:border-top="none" fo:border-bottom="0.55pt solid #000000"/>
    </style:style>
    <style:style style:name="Tabelle1.C10" style:family="table-cell">
      <style:table-cell-properties fo:padding="0.097cm" fo:border-left="none" fo:border-right="none" fo:border-top="none" fo:border-bottom="0.55pt solid #000000"/>
    </style:style>
    <style:style style:name="Tabelle1.E10" style:family="table-cell">
      <style:table-cell-properties fo:padding="0.097cm" fo:border-left="none" fo:border-right="none" fo:border-top="none" fo:border-bottom="0.55pt solid #000000"/>
    </style:style>
    <style:style style:name="Tabelle1.G10" style:family="table-cell">
      <style:table-cell-properties fo:padding="0.097cm" fo:border-left="none" fo:border-right="0.55pt solid #000000" fo:border-top="none" fo:border-bottom="0.5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02cm" style:rel-column-width="21595*"/>
    </style:style>
    <style:style style:name="Tabelle2.B" style:family="table-column">
      <style:table-column-properties style:column-width="2.6cm" style:rel-column-width="10022*"/>
    </style:style>
    <style:style style:name="Tabelle2.C" style:family="table-column">
      <style:table-column-properties style:column-width="6.304cm" style:rel-column-width="24301*"/>
    </style:style>
    <style:style style:name="Tabelle2.D" style:family="table-column">
      <style:table-column-properties style:column-width="2.494cm" style:rel-column-width="9617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0.7cm" fo:margin-left="0.423cm" table:align="left" fo:background-color="#dee6ef">
        <style:background-image/>
      </style:table-properties>
    </style:style>
    <style:style style:name="Tabelle3.A" style:family="table-column">
      <style:table-column-properties style:column-width="0.7cm"/>
    </style:style>
    <style:style style:name="Tabelle3.1" style:family="table-row">
      <style:table-row-properties fo:background-color="transparent">
        <style:background-image/>
      </style:table-row-properties>
    </style:style>
    <style:style style:name="Tabelle3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5" style:family="table">
      <style:table-properties style:width="0.7cm" fo:margin-left="0.3cm" table:align="left" fo:background-color="#dee6ef">
        <style:background-image/>
      </style:table-properties>
    </style:style>
    <style:style style:name="Tabelle5.A" style:family="table-column">
      <style:table-column-properties style:column-width="0.7cm"/>
    </style:style>
    <style:style style:name="Tabelle5.1" style:family="table-row">
      <style:table-row-properties fo:background-color="transparent">
        <style:background-image/>
      </style:table-row-properties>
    </style:style>
    <style:style style:name="Tabelle5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4" style:family="table">
      <style:table-properties style:width="0.7cm" fo:margin-left="0.423cm" table:align="left" fo:background-color="#dee6ef">
        <style:background-image/>
      </style:table-properties>
    </style:style>
    <style:style style:name="Tabelle4.A" style:family="table-column">
      <style:table-column-properties style:column-width="0.7cm"/>
    </style:style>
    <style:style style:name="Tabelle4.1" style:family="table-row">
      <style:table-row-properties fo:background-color="transparent">
        <style:background-image/>
      </style:table-row-properties>
    </style:style>
    <style:style style:name="Tabelle4.A1" style:family="table-cell">
      <style:table-cell-properties fo:background-color="transparent" fo:padding="0.097cm" fo:border="1.05pt solid #000000">
        <style:background-image/>
      </style:table-cell-properties>
    </style:style>
    <style:style style:name="Tabelle6" style:family="table">
      <style:table-properties style:width="0.718cm" fo:margin-left="0.33cm" table:align="left" fo:background-color="#dee6ef">
        <style:background-image/>
      </style:table-properties>
    </style:style>
    <style:style style:name="Tabelle6.A" style:family="table-column">
      <style:table-column-properties style:column-width="0.718cm"/>
    </style:style>
    <style:style style:name="Tabelle6.1" style:family="table-row">
      <style:table-row-properties fo:background-color="transparent">
        <style:background-image/>
      </style:table-row-properties>
    </style:style>
    <style:style style:name="Tabelle6.A1" style:family="table-cell">
      <style:table-cell-properties fo:background-color="transparent" fo:padding="0.097cm" fo:border="1.05pt solid #000000">
        <style:background-image/>
      </style:table-cell-properties>
    </style:style>
    <style:style style:name="Rahmenplan" style:family="table">
      <style:table-properties style:width="17cm" table:align="left" fo:background-color="transparent">
        <style:background-image/>
      </style:table-properties>
    </style:style>
    <style:style style:name="Rahmenplan.A" style:family="table-column">
      <style:table-column-properties style:column-width="12.601cm"/>
    </style:style>
    <style:style style:name="Rahmenplan.B" style:family="table-column">
      <style:table-column-properties style:column-width="2.097cm"/>
    </style:style>
    <style:style style:name="Rahmenplan.C" style:family="table-column">
      <style:table-column-properties style:column-width="2.302cm"/>
    </style:style>
    <style:style style:name="Rahmenplan.1" style:family="table-row">
      <style:table-row-properties fo:background-color="transparent">
        <style:background-image/>
      </style:table-row-properties>
    </style:style>
    <style:style style:name="Rahmenplan.A1" style:family="table-cell">
      <style:table-cell-properties style:vertical-align="bottom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ahmenplan.B1" style:family="table-cell">
      <style:table-cell-properties fo:background-color="#dee6ef" fo:padding="0.097cm" fo:border="0.05pt solid #000000">
        <style:background-image/>
      </style:table-cell-properties>
    </style:style>
    <style:style style:name="Rahmenplan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B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Rahmenplan.C2" style:family="table-cell">
      <style:table-cell-properties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ahmenplan.A3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4" style:family="table-cell">
      <style:table-cell-properties fo:padding="0.097cm" fo:border-left="0.05pt solid #000000" fo:border-right="0.05pt solid #000000" fo:border-top="none" fo:border-bottom="0.05pt solid #000000"/>
    </style:style>
    <style:style style:name="Rahmenplan.A5" style:family="table-cell">
      <style:table-cell-properties fo:padding="0.097cm" fo:border-left="0.05pt solid #000000" fo:border-right="none" fo:border-top="none" fo:border-bottom="0.05pt solid #000000"/>
    </style:style>
    <style:style style:name="Rahmenplan.B5" style:family="table-cell">
      <style:table-cell-properties fo:padding="0.097cm" fo:border-left="0.05pt solid #000000" fo:border-right="none" fo:border-top="none" fo:border-bottom="0.05pt solid #000000"/>
    </style:style>
    <style:style style:name="Rahmenplan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2.608cm" style:rel-column-width="7148*"/>
    </style:style>
    <style:style style:name="Tabelle7.B" style:family="table-column">
      <style:table-column-properties style:column-width="2.096cm" style:rel-column-width="1188*"/>
    </style:style>
    <style:style style:name="Tabelle7.C" style:family="table-column">
      <style:table-column-properties style:column-width="2.297cm" style:rel-column-width="1302*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Liberation Sans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P3" style:family="paragraph" style:parent-style-name="Table_20_Contents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fo:background-color="transparen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officeooo:rsid="0013e302" officeooo:paragraph-rsid="0013e302" fo:background-color="transparen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rsid="00260004" officeooo:paragraph-rsid="00260004" fo:background-color="transparen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3e302" officeooo:paragraph-rsid="0013e302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Liberation Sans"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170ab3" officeooo:paragraph-rsid="001a6957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officeooo:rsid="00170ab3" officeooo:paragraph-rsid="00170ab3" style:font-size-asian="10.5pt" style:font-size-complex="12pt"/>
    </style:style>
    <style:style style:name="P12" style:family="paragraph" style:parent-style-name="Table_20_Contents">
      <style:text-properties style:font-name="Liberation Sans" fo:font-size="12pt" officeooo:rsid="001f66a0" officeooo:paragraph-rsid="001f66a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style:font-size-asian="10.5pt" style:font-size-complex="12pt"/>
    </style:style>
    <style:style style:name="P14" style:family="paragraph" style:parent-style-name="Table_20_Contents">
      <style:text-properties style:font-name="Liberation Sans" fo:font-size="12pt" style:text-underline-style="solid" style:text-underline-width="auto" style:text-underline-color="font-color" fo:font-weight="bold" officeooo:rsid="00153747" officeooo:paragraph-rsid="00153747" style:font-size-asian="10.5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153747" officeooo:paragraph-rsid="00153747" style:font-size-asian="10.5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1f66a0" officeooo:paragraph-rsid="001f66a0" style:font-size-asian="10.5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2pt" officeooo:rsid="0015bc2f" officeooo:paragraph-rsid="0015bc2f" style:font-size-asian="2pt" style:font-size-complex="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2pt" officeooo:rsid="001a6957" officeooo:paragraph-rsid="001a6957" style:font-size-asian="2pt" style:font-size-complex="2pt"/>
    </style:style>
    <style:style style:name="P19" style:family="paragraph" style:parent-style-name="Text_20_body">
      <style:paragraph-properties fo:text-align="center" style:justify-single-word="false"/>
      <style:text-properties style:font-name="Liberation Sans" officeooo:rsid="0022b121" officeooo:paragraph-rsid="0022b121"/>
    </style:style>
    <style:style style:name="P20" style:family="paragraph" style:parent-style-name="Standard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iberation Sans" fo:font-size="10pt" fo:font-weight="bold" officeooo:rsid="001f6a84" officeooo:paragraph-rsid="001f6a84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iberation Sans" fo:font-size="18pt" fo:font-weight="normal" officeooo:rsid="00153747" officeooo:paragraph-rsid="00153747" style:font-size-asian="18pt" style:font-weight-asian="normal" style:font-size-complex="18pt" style:font-weight-complex="normal"/>
    </style:style>
    <style:style style:name="P23" style:family="paragraph" style:parent-style-name="Standard">
      <style:text-properties style:font-name="Liberation Sans" fo:font-size="12pt" fo:font-weight="normal" officeooo:rsid="00153747" officeooo:paragraph-rsid="00153747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bold" officeooo:rsid="00153747" officeooo:paragraph-rsid="00153747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Liberation Sans" fo:font-size="32pt" fo:font-style="italic" fo:font-weight="normal" officeooo:rsid="001f6a84" officeooo:paragraph-rsid="001f6a84" style:font-size-asian="32pt" style:font-style-asian="italic" style:font-weight-asian="normal" style:font-size-complex="32pt" style:font-style-complex="italic" style:font-weight-complex="normal"/>
    </style:style>
    <style:style style:name="P26" style:family="paragraph" style:parent-style-name="Standard">
      <style:paragraph-properties fo:break-befor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size="10pt" fo:font-weight="bold" officeooo:rsid="001f6a84" officeooo:paragraph-rsid="001f6a84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style:font-size-asian="10pt" style:font-size-complex="10pt"/>
    </style:style>
    <style:style style:name="P29" style:family="paragraph" style:parent-style-name="Standard">
      <style:text-properties style:font-name="Liberation Sans" fo:font-size="10pt" fo:font-weight="bold" officeooo:paragraph-rsid="0028c330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Liberation Sans" fo:font-size="2pt" fo:font-weight="bold" officeooo:rsid="0028c330" officeooo:paragraph-rsid="0028c330" style:font-size-asian="2pt" style:font-weight-asian="bold" style:font-size-complex="2pt" style:font-weight-complex="bold"/>
    </style:style>
    <style:style style:name="P31" style:family="paragraph" style:parent-style-name="Standard">
      <style:text-properties officeooo:paragraph-rsid="0028c330"/>
    </style:style>
    <style:style style:name="P32" style:family="paragraph" style:parent-style-name="Table_20_Contents">
      <style:text-properties style:font-name="Liberation Sans" fo:font-size="10pt" style:font-size-asian="10pt" style:font-size-complex="10pt"/>
    </style:style>
    <style:style style:name="P33" style:family="paragraph" style:parent-style-name="Table_20_Contents">
      <style:text-properties style:font-name="Liberation Sans" fo:font-size="10pt" officeooo:paragraph-rsid="0028c330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28c330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028c330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paragraph-rsid="0028c330"/>
    </style:style>
    <style:style style:name="P37" style:family="paragraph" style:parent-style-name="Table_20_Contents">
      <style:text-properties officeooo:paragraph-rsid="0028c330"/>
    </style:style>
    <style:style style:name="P38" style:family="paragraph" style:parent-style-name="Table_20_Contents">
      <loext:graphic-properties draw:fill="none"/>
      <style:paragraph-properties fo:margin-left="0cm" fo:margin-right="-7.1cm" fo:text-indent="0cm" style:auto-text-indent="false" fo:background-color="transparent" text:number-lines="false" text:line-number="0"/>
      <style:text-properties style:font-name="Liberation Sans" fo:font-size="10pt" officeooo:paragraph-rsid="0028c33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/>
      <text:p text:style-name="P22">Sachliche und zeitliche Gliederung der</text:p>
      <text:p text:style-name="P22">Berufsausbildung</text:p>
      <text:p text:style-name="P22"/>
      <text:p text:style-name="P24">Anlage um Berufsausbildungsvertrag</text:p>
      <text:p text:style-name="P24"/>
      <text:p text:style-name="P24"/>
      <text:p text:style-name="P24"/>
      <text:p text:style-name="P2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table:number-columns-spanned="6" office:value-type="string">
            <text:p text:style-name="P14">Ausbildungspla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e1.G1" table:number-rows-spanned="2" table:number-columns-spanned="2" office:value-type="string">
            <text:p text:style-name="P15">Fachinformatik<text:line-break/>Fachinformatiker</text:p>
          </table:table-cell>
          <table:covered-table-cell/>
        </table:table-row>
        <table:table-row table:style-name="Tabelle1.1">
          <table:table-cell table:style-name="Tabelle1.A2" table:number-columns-spanned="6" office:value-type="string">
            <text:p text:style-name="P1">Der sachlich und zeitlich gegliederte Ausbildungsplan ist Bestandteil des Ausbildungsvertr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9"/>
          </table:table-cell>
          <table:table-cell table:style-name="Tabelle1.B3" office:value-type="string">
            <text:p text:style-name="P9"/>
          </table:table-cell>
          <table:table-cell table:style-name="Tabelle1.C3" table:number-columns-spanned="2" office:value-type="string">
            <text:p text:style-name="P9"/>
          </table:table-cell>
          <table:covered-table-cell/>
          <table:table-cell table:style-name="Tabelle1.E3" table:number-columns-spanned="2" office:value-type="string">
            <text:p text:style-name="P9"/>
          </table:table-cell>
          <table:covered-table-cell/>
          <table:table-cell table:style-name="Tabelle1.G3" table:number-columns-spanned="2" office:value-type="string">
            <text:p text:style-name="P9"/>
          </table:table-cell>
          <table:covered-table-cell/>
        </table:table-row>
        <table:table-row table:style-name="Tabelle1.4">
          <table:table-cell table:style-name="Tabelle1.A4" table:number-rows-spanned="2" office:value-type="string">
            <text:p text:style-name="P9">Ausbildungsbetrieb:</text:p>
          </table:table-cell>
          <table:table-cell table:style-name="Tabelle1.B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elle1.H5" table:number-rows-spanned="2" office:value-type="string">
            <text:p text:style-name="P9"/>
          </table:table-cell>
        </table:table-row>
        <table:table-row table:style-name="Tabelle1.1">
          <table:covered-table-cell/>
          <table:table-cell table:style-name="Tabelle1.B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4" table:number-rows-spanned="2" office:value-type="string">
            <text:p text:style-name="P9">Auszubildende(r):</text:p>
          </table:table-cell>
          <table:table-cell table:style-name="Tabelle1.B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Tabelle1.H7" table:number-rows-spanned="2" office:value-type="string">
            <text:p text:style-name="P9"/>
          </table:table-cell>
        </table:table-row>
        <table:table-row table:style-name="Tabelle1.1">
          <table:covered-table-cell/>
          <table:table-cell table:style-name="Tabelle1.B7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8">
          <table:table-cell table:style-name="Tabelle1.A4" table:number-rows-spanned="2" office:value-type="string">
            <text:p text:style-name="P9">Ausbildungszeit von:</text:p>
          </table:table-cell>
          <table:table-cell table:style-name="Tabelle1.B8" table:number-columns-spanned="2" office:value-type="string">
            <text:p text:style-name="P18"/>
          </table:table-cell>
          <table:covered-table-cell/>
          <table:table-cell table:style-name="Tabelle1.D8" table:number-rows-spanned="2" table:number-columns-spanned="2" office:value-type="string">
            <text:p text:style-name="P10">bis:</text:p>
          </table:table-cell>
          <table:covered-table-cell/>
          <table:table-cell table:style-name="Tabelle1.F8" table:number-columns-spanned="2" office:value-type="string">
            <text:p text:style-name="P18"/>
          </table:table-cell>
          <table:covered-table-cell/>
          <table:table-cell table:style-name="Tabelle1.H9" table:number-rows-spanned="2" office:value-type="string">
            <text:p text:style-name="P9"/>
          </table:table-cell>
        </table:table-row>
        <table:table-row table:style-name="Tabelle1.8">
          <table:covered-table-cell/>
          <table:table-cell table:style-name="Tabelle1.B9" table:number-columns-spanned="2" office:value-type="string">
            <text:p text:style-name="P11"/>
          </table:table-cell>
          <table:covered-table-cell/>
          <table:covered-table-cell/>
          <table:covered-table-cell/>
          <table:table-cell table:style-name="Tabelle1.F9" table:number-columns-spanned="2" office:value-type="string">
            <text:p text:style-name="P11"/>
          </table:table-cell>
          <table:covered-table-cell/>
          <table:covered-table-cell/>
        </table:table-row>
        <table:table-row table:style-name="Tabelle1.1">
          <table:table-cell table:style-name="Tabelle1.A10" office:value-type="string">
            <text:p text:style-name="P9"/>
          </table:table-cell>
          <table:table-cell table:style-name="Tabelle1.B10" office:value-type="string">
            <text:p text:style-name="P9"/>
          </table:table-cell>
          <table:table-cell table:style-name="Tabelle1.C10" table:number-columns-spanned="2" office:value-type="string">
            <text:p text:style-name="P9"/>
          </table:table-cell>
          <table:covered-table-cell/>
          <table:table-cell table:style-name="Tabelle1.E10" table:number-columns-spanned="2" office:value-type="string">
            <text:p text:style-name="P9"/>
          </table:table-cell>
          <table:covered-table-cell/>
          <table:table-cell table:style-name="Tabelle1.G10" table:number-columns-spanned="2" office:value-type="string">
            <text:p text:style-name="P9"/>
          </table:table-cell>
          <table:covered-table-cell/>
        </table:table-row>
      </table:table>
      <text:p text:style-name="P24"/>
      <text:p text:style-name="P24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6">Fachrichtungen</text:p>
          </table:table-cell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9"/>
          </table:table-cell>
          <table:table-cell table:style-name="Tabelle2.A1" office:value-type="string">
            <text:p text:style-name="P9"/>
          </table:table-cell>
        </table:table-row>
        <table:table-row>
          <table:table-cell table:style-name="Tabelle2.A1" office:value-type="string">
            <text:p text:style-name="P12">Anwendungsentwicklung</text:p>
          </table:table-cell>
          <table:table-cell table:style-name="Tabelle2.A1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13"/>
                </table:table-cell>
              </table:table-row>
            </table:table>
            <text:p text:style-name="P13"/>
          </table:table-cell>
          <table:table-cell table:style-name="Tabelle2.A1" office:value-type="string">
            <text:p text:style-name="P12">Systemintegration</text:p>
          </table:table-cell>
          <table:table-cell table:style-name="Tabelle2.A1" office:value-type="string">
            <table:table table:name="Tabelle5" table:style-name="Tabelle5">
              <table:table-column table:style-name="Tabelle5.A"/>
              <table:table-row table:style-name="Tabelle5.1">
                <table:table-cell table:style-name="Tabelle5.A1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  <table:table-row>
          <table:table-cell table:style-name="Tabelle2.A1" office:value-type="string">
            <text:p text:style-name="P12">Daten- und Prozessanalyse</text:p>
          </table:table-cell>
          <table:table-cell table:style-name="Tabelle2.A1" office:value-type="string">
            <table:table table:name="Tabelle4" table:style-name="Tabelle4">
              <table:table-column table:style-name="Tabelle4.A"/>
              <table:table-row table:style-name="Tabelle4.1">
                <table:table-cell table:style-name="Tabelle4.A1" office:value-type="string">
                  <text:p text:style-name="P13"/>
                </table:table-cell>
              </table:table-row>
            </table:table>
            <text:p text:style-name="P13"/>
          </table:table-cell>
          <table:table-cell table:style-name="Tabelle2.A1" office:value-type="string">
            <text:p text:style-name="P9">Digitale Vernetzung</text:p>
          </table:table-cell>
          <table:table-cell table:style-name="Tabelle2.A1" office:value-type="string">
            <table:table table:name="Tabelle6" table:style-name="Tabelle6">
              <table:table-column table:style-name="Tabelle6.A"/>
              <table:table-row table:style-name="Tabelle6.1">
                <table:table-cell table:style-name="Tabelle6.A1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</table:table>
      <text:p text:style-name="P24"/>
      <text:p text:style-name="P24"/>
      <text:p text:style-name="P24"/>
      <text:p text:style-name="P23">Die sachliche und zeitliche Gliederung der zu vermittelnden Kenntnisse und</text:p>
      <text:p text:style-name="P23">Fertigkeiten laut Ausbildungsrahmenplan der Ausbildungsverordnung ist auf den</text:p>
      <text:p text:style-name="P23">folgenden Seiten niedergelegt.</text:p>
      <text:p text:style-name="P23"/>
      <text:p text:style-name="P23">Der zeitliche Anteil des gesetzlichen bzw. tariflichen Urlaubsanspruches, des</text:p>
      <text:p text:style-name="P23">Berufsschulunterrichtes und der Zwischen- und Abschlussprüfung des/der</text:p>
      <text:p text:style-name="P23">Auszubildende(n) ist in den einzelnen zeitlichen Richtwerten enthalten.</text:p>
      <text:p text:style-name="P23"/>
      <text:p text:style-name="P23">Änderungen des Zeitumfanges und des Zeitablaufes aus betrieblich oder schulisch</text:p>
      <text:p text:style-name="P23">bedingten Gründen oder aus Gründen die durch die Person des/der Auszubildende(n)</text:p>
      <text:p text:style-name="P23">sind bleiben vorbehalten.</text:p>
      <text:p text:style-name="P27">Betrieblicher Ausbildungsplan</text:p>
      <text:p text:style-name="P21"/>
      <text:p text:style-name="P25">To Be done.</text:p>
      <text:p text:style-name="P26">Ausbildungsrahmenplan Fachinformatiker / Fachinformatikerin</text:p>
      <table:table table:name="Rahmenplan" table:style-name="Rahmenplan">
        <table:table-column table:style-name="Rahmenplan.A"/>
        <table:table-column table:style-name="Rahmenplan.B"/>
        <table:table-column table:style-name="Rahmenplan.C"/>
        <table:table-row table:style-name="Rahmenplan.1">
          <table:table-cell table:style-name="Rahmenplan.A1" office:value-type="string">
            <text:p text:style-name="P7">Ausbildungsberufsbild<text:line-break/>zu vermittelnde Fertigkeiten und Kenntnisse</text:p>
          </table:table-cell>
          <table:table-cell table:style-name="Rahmenplan.B1" table:number-columns-spanned="2" office:value-type="string">
            <text:p text:style-name="P5">Zeitliche Richtwerte<text:line-break/>im<text:line-break/><text:span text:style-name="T1">Ausbildungszeitraum</text:span></text:p>
          </table:table-cell>
          <table:covered-table-cell/>
        </table:table-row>
        <table:table-row table:style-name="Rahmenplan.1">
          <table:table-cell table:style-name="Rahmenplan.A2" office:value-type="string">
            <text:p text:style-name="P4"/>
          </table:table-cell>
          <table:table-cell table:style-name="Rahmenplan.B2" office:value-type="string">
            <text:p text:style-name="P6">Monat</text:p>
            <text:p text:style-name="P5">1 - 18</text:p>
          </table:table-cell>
          <table:table-cell table:style-name="Rahmenplan.C2" office:value-type="string">
            <text:p text:style-name="P6">Monat</text:p>
            <text:p text:style-name="P5">19 - 36</text:p>
          </table:table-cell>
        </table:table-row>
        <table:table-row>
          <table:table-cell table:style-name="Rahmenplan.A3" table:number-columns-spanned="3" office:value-type="string">
            <text:p text:style-name="P8"><text:database-display text:table-name="Grosse_Karten" text:table-type="table" text:column-name="Abschnitt" text:database-name="Ausbildungsplan_tab2">&lt;Abschnitt&gt;</text:database-display></text:p>
          </table:table-cell>
          <table:covered-table-cell/>
          <table:covered-table-cell/>
        </table:table-row>
        <table:table-row>
          <table:table-cell table:style-name="Rahmenplan.A4" table:number-columns-spanned="3" office:value-type="string">
            <text:p text:style-name="P28"><text:database-display text:table-name="Grosse_Karten" text:table-type="table" text:column-name="Bereich" text:database-name="Ausbildungsplan_tab2">&lt;Bereich&gt;</text:database-display></text:p>
          </table:table-cell>
          <table:covered-table-cell/>
          <table:covered-table-cell/>
        </table:table-row>
        <table:table-row>
          <table:table-cell table:style-name="Rahmenplan.A5" office:value-type="string">
            <text:p text:style-name="P3"><text:database-display text:table-name="Grosse_Karten" text:table-type="table" text:column-name="Themen" text:database-name="Ausbildungsplan_tab2">&lt;Themen&gt;</text:database-display></text:p>
          </table:table-cell>
          <table:table-cell table:style-name="Rahmenplan.B5" office:value-type="string">
            <text:p text:style-name="P3"><text:database-display text:table-name="Grosse_Karten" text:table-type="table" text:column-name="Ausbildungsphase1" text:database-name="Ausbildungsplan_tab2">&lt;Ausbildungsphase1&gt;</text:database-display></text:p>
          </table:table-cell>
          <table:table-cell table:style-name="Rahmenplan.C5" office:value-type="string">
            <text:p text:style-name="P33"><text:database-display text:table-name="Grosse_Karten" text:table-type="table" text:column-name="Ausbildungsphase2" text:database-name="Ausbildungsplan_tab2">&lt;Ausbildungsphase2&gt;</text:database-display><text:s/><text:database-next text:table-name="FiSi_Grosse_Karten" text:table-type="table" text:condition="ooow:TRUE" text:database-name="Ausbildungsplan_tab"/></text:p>
          </table:table-cell>
        </table:table-row>
      </table:table>
      <text:p text:style-name="P30">xx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34"><text:database-display text:table-name="Grosse_Karten" text:table-type="table" text:column-name="Abschnitt" text:database-name="Ausbildungsplan_tab2">&lt;Abschnitt&gt;</text:database-display></text:p>
          </table:table-cell>
          <table:covered-table-cell/>
          <table:covered-table-cell/>
        </table:table-row>
        <table:table-row>
          <table:table-cell table:style-name="Tabelle7.A2" table:number-columns-spanned="3" office:value-type="string">
            <text:p text:style-name="P38"><text:database-display text:table-name="Grosse_Karten" text:table-type="table" text:column-name="Bereich" text:database-name="Ausbildungsplan_tab2">&lt;Bereich&gt;</text:database-display></text:p>
          </table:table-cell>
          <table:covered-table-cell/>
          <table:covered-table-cell/>
        </table:table-row>
        <table:table-row>
          <table:table-cell table:style-name="Tabelle7.A3" office:value-type="string">
            <text:p text:style-name="P3"><text:database-display text:table-name="Grosse_Karten" text:table-type="table" text:column-name="Themen" text:database-name="Ausbildungsplan_tab2">&lt;Themen&gt;</text:database-display></text:p>
          </table:table-cell>
          <table:table-cell table:style-name="Tabelle7.A3" office:value-type="string">
            <text:p text:style-name="P3"><text:database-display text:table-name="Grosse_Karten" text:table-type="table" text:column-name="Ausbildungsphase1" text:database-name="Ausbildungsplan_tab2">&lt;Ausbildungsphase1&gt;</text:database-display></text:p>
          </table:table-cell>
          <table:table-cell table:style-name="Tabelle7.A2" office:value-type="string">
            <text:p text:style-name="P33"><text:database-display text:table-name="Grosse_Karten" text:table-type="table" text:column-name="Ausbildungsphase2" text:database-name="Ausbildungsplan_tab2">&lt;Ausbildungsphase2&gt;</text:database-display><text:s/><text:database-next text:table-name="FiSi_Grosse_Karten" text:table-type="table" text:condition="ooow:TRUE" text:database-name="Ausbildungsplan_tab"/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5.667cm" style:rel-column-width="21845*"/>
    </style:style>
    <style:style style:name="Tabelle8.A1" style:family="table-cell">
      <style:table-cell-properties fo:padding="0.097cm" fo:border-left="none" fo:border-right="none" fo:border-top="none" fo:border-bottom="0.55pt solid #000000"/>
    </style:style>
    <style:style style:name="MP1" style:family="paragraph" style:parent-style-name="Table_20_Contents">
      <style:paragraph-properties fo:text-align="end" style:justify-single-word="false"/>
      <style:text-properties style:font-name="Liberation Sans" fo:font-size="8pt" officeooo:rsid="00212a0b" officeooo:paragraph-rsid="00212a0b" style:font-size-asian="8pt" style:font-size-complex="8pt"/>
    </style:style>
    <style:style style:name="MP2" style:family="paragraph" style:parent-style-name="Text_20_body">
      <style:paragraph-properties fo:text-align="center" style:justify-single-word="false"/>
      <style:text-properties style:font-name="Liberation Sans" officeooo:rsid="0022b121" officeooo:paragraph-rsid="0022b121"/>
    </style:style>
    <style:style style:name="M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8" table:style-name="Tabelle8">
          <table:table-column table:style-name="Tabelle8.A" table:number-columns-repeated="3"/>
          <table:table-row>
            <table:table-cell table:style-name="Tabelle8.A1" office:value-type="string">
              <text:p text:style-name="Table_20_Contents"><draw:frame draw:style-name="Mfr1" draw:name="Bild2" text:anchor-type="as-char" svg:width="2.279cm" svg:height="1.185cm" draw:z-index="2"><draw:image xlink:href="Pictures/10000000000000D00000006B081CC3B39C2E8051.jpg" xlink:type="simple" xlink:show="embed" xlink:actuate="onLoad" loext:mime-type="image/jpeg"/></draw:frame></text:p>
            </table:table-cell>
            <table:table-cell table:style-name="Tabelle8.A1" office:value-type="string">
              <text:p text:style-name="Table_20_Contents"/>
            </table:table-cell>
            <table:table-cell table:style-name="Tabelle8.A1" office:value-type="string">
              <text:p text:style-name="MP1">Ausbildungsplan Fachinformatiker</text:p>
            </table:table-cell>
          </table:table-row>
        </table:table>
        <text:p text:style-name="Header"/>
      </style:header>
      <style:footer>
        <text:p text:style-name="Horizontal_20_Line"/>
        <text:p text:style-name="MP2">Seite <text:page-number text:select-page="current">0</text:page-number><text:s/>von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35:34.527644588</meta:creation-date>
    <dc:date>2020-05-13T14:16:40.057290600</dc:date>
    <meta:editing-duration>PT53M27S</meta:editing-duration>
    <meta:editing-cycles>16</meta:editing-cycles>
    <meta:generator>LibreOffice/6.3.5.2$Linux_X86_64 LibreOffice_project/30$Build-2</meta:generator>
    <meta:document-statistic meta:table-count="9" meta:image-count="1" meta:object-count="0" meta:page-count="3" meta:paragraph-count="47" meta:word-count="148" meta:character-count="1365" meta:non-whitespace-character-count="1261"/>
  </office:meta>
</office:document-meta>
</file>

<file path=EmbeddedDatabase/content.xml><?xml version="1.0" encoding="utf-8"?>
<office:document-content xmlns:db="urn:oasis:names:tc:opendocument:xmlns:database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Ausbildungsplan.odt/" db:media-type="application/vnd.oasis.opendocument.tex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